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in" fo:margin-bottom="0.111in" style:contextual-spacing="false" fo:line-height="108%"/>
    </style:style>
    <style:style style:name="P2" style:family="paragraph" style:parent-style-name="Standard">
      <style:text-properties officeooo:rsid="00115230" officeooo:paragraph-rsid="00115230"/>
    </style:style>
    <style:style style:name="P3" style:family="paragraph" style:parent-style-name="Standard">
      <style:text-properties officeooo:rsid="00130f08" officeooo:paragraph-rsid="00130f08"/>
    </style:style>
    <style:style style:name="P4" style:family="paragraph" style:parent-style-name="Standard">
      <style:text-properties officeooo:rsid="0014c02f" officeooo:paragraph-rsid="0014c02f"/>
    </style:style>
    <style:style style:name="P5" style:family="paragraph" style:parent-style-name="Heading_20_1">
      <style:text-properties fo:language="en" fo:country="US"/>
    </style:style>
    <style:style style:name="P6" style:family="paragraph" style:parent-style-name="Standard">
      <style:text-properties fo:language="en" fo:country="US" fo:font-weight="bold" style:font-weight-asian="bold" style:font-weight-complex="bold"/>
    </style:style>
    <style:style style:name="P7" style:family="paragraph" style:parent-style-name="Standard">
      <style:paragraph-properties fo:margin-left="0in" fo:margin-right="0in" fo:margin-top="0in" fo:margin-bottom="0.111in" style:contextual-spacing="false" fo:line-height="108%" fo:text-align="start" style:justify-single-word="false" fo:text-indent="0in" style:auto-text-indent="false" style:writing-mode="lr-tb"/>
      <style:text-properties fo:language="en" fo:country="US"/>
    </style:style>
    <style:style style:name="P8" style:family="paragraph" style:parent-style-name="Standard">
      <style:text-properties fo:language="en" fo:country="US"/>
    </style:style>
    <style:style style:name="P9" style:family="paragraph" style:parent-style-name="Title">
      <style:text-properties fo:language="en" fo:country="US"/>
    </style:style>
    <style:style style:name="T1" style:family="text">
      <style:text-properties fo:language="en" fo:country="US"/>
    </style:style>
    <style:style style:name="T2" style:family="text">
      <style:text-properties style:use-window-font-color="true" loext:opacity="0%" style:font-name="Calibri" fo:font-size="11pt" fo:language="en" fo:country="US" style:font-name-asian="Calibri1" style:font-size-asian="11pt" style:font-size-complex="11pt"/>
    </style:style>
    <style:style style:name="T3" style:family="text">
      <style:text-properties style:text-line-through-style="none" style:text-line-through-type="none" style:font-name="Calibri" fo:font-size="11pt" fo:language="en" fo:country="US" fo:font-style="normal" fo:font-weight="normal" style:font-name-asian="Calibri1" style:font-size-asian="11pt" style:font-style-asian="normal" style:font-weight-asian="normal" style:font-name-complex="Calibri1" style:font-size-complex="11pt" style:font-style-complex="normal" style:font-weight-complex="normal"/>
    </style:style>
    <style:style style:name="T4" style:family="text">
      <style:text-properties style:font-name="Calibri" fo:font-size="11pt" fo:language="en" fo:country="US" fo:font-style="normal" fo:font-weight="normal" style:font-name-asian="Calibri1" style:font-size-asian="11pt" style:font-style-asian="normal" style:font-weight-asian="normal" style:font-name-complex="Calibri1" style:font-size-complex="11pt" style:font-style-complex="normal" style:font-weight-complex="normal"/>
    </style:style>
    <style:style style:name="T5" style:family="text">
      <style:text-properties style:font-name="Calibri" fo:font-size="11pt" fo:language="en" fo:country="US" style:font-name-asian="Calibri1" style:font-size-asian="11pt" style:font-name-complex="Calibri1" style:font-size-complex="11pt"/>
    </style:style>
    <style:style style:name="T6" style:family="text">
      <style:text-properties officeooo:rsid="0017db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hesis Notes</text:p>
      <text:h text:style-name="P5" text:outline-level="1">Goals</text:h>
      <text:p text:style-name="Standard"><text:span text:style-name="T1">The main goal of this bachelor thesis is to measure the difference of the extent of dark patterns in cookie consent banners on [set of websites, e.g. news websites] in EU countries. The GDPR does not have very specific articles about dark patterns, but it does state that consent should be free and informed. Some countries, however, have their own data protection laws that transcend the GDPR. For example, France requires an “equivalency” requirement that mandates opting out of cookie consent be just as easy as opting in. This led to a fine of €150 million for Google and Facebook (</text:span><text:a xlink:type="simple" xlink:href="https://www.cpomagazine.com/data-protection/google-and-facebook-hit-with-fines-over-dark-patterns-allegedly-misleading-users-into-cookie-consent/" text:style-name="Standard" text:visited-style-name="Standard"><text:span text:style-name="T1">https://www.cpomagazine.com/data-protection/google-and-facebook-hit-with-fines-over-dark-patterns-allegedly-misleading-users-into-cookie-consent/</text:span></text:a><text:span text:style-name="T1">). Because different EU countries have different laws regarding cookie banners, it could be interesting to see how dark patterns in cookie consent banners differ in EU countries.</text:span></text:p>
      <text:h text:style-name="Heading_20_1" text:outline-level="1"><text:span text:style-name="Kop_20_1_20_Char"><text:span text:style-name="T1">Research questions</text:span></text:span></text:h>
      <text:p text:style-name="Standard"><text:span text:style-name="Kop_20_1_20_Char"><text:span text:style-name="T2">How do dark patterns in cookie consent banners differ in different countries in the European Union?</text:span></text:span></text:p>
      <text:p text:style-name="Standard"><text:span text:style-name="Kop_20_1_20_Char"><text:span text:style-name="T2">How many clicks does one need to get to a “deny all” if it exists?</text:span></text:span></text:p>
      <text:p text:style-name="Standard"><text:span text:style-name="Kop_20_1_20_Char"><text:span text:style-name="T2">What is the most prevalent dark pattern?</text:span></text:span></text:p>
      <text:p text:style-name="Standard"><text:span text:style-name="Kop_20_1_20_Char"><text:span text:style-name="T2">…?</text:span></text:span></text:p>
      <text:p text:style-name="Standard"><text:span text:style-name="Kop_20_1_20_Char"><text:span text:style-name="T2">How many websites have an option to “deny all” in the first layer of its banner?</text:span></text:span></text:p>
      <text:p text:style-name="Standard"><text:span text:style-name="Kop_20_1_20_Char"><text:span text:style-name="T1">Methods:<text:line-break/></text:span></text:span><text:span text:style-name="T1">There are two parts to this, the collecting of the cookie banners and the analyzing of those cookie banners. </text:span></text:p>
      <text:p text:style-name="P6">Collecting the data</text:p>
      <text:p text:style-name="P7">To collect data we can use a crawler that looks at links, buttons, etc. to see if they contain words from a list of accept words. If a match is found, we can look for a links, buttons, etc. that contain words from an un accept/deny all list. </text:p>
      <text:p text:style-name="P6">Analyzing the data</text:p>
      <text:p text:style-name="P8">Once the data is collected, we can quantify the number of deny all buttons on sites in different EU countries and compare them to see if there is a difference based on country. We could also quantify other questions.</text:p>
      <text:h text:style-name="P5" text:outline-level="1">Sources</text:h>
      <text:p text:style-name="P1"><text:a xlink:type="simple" xlink:href="https://arxiv.org/pdf/1911.09964.pdf" text:style-name="Internet_20_link" text:visited-style-name="Visited_20_Internet_20_Link"><text:span text:style-name="Internet_20_link"><text:span text:style-name="T3">1911.09964.pdf</text:span></text:span></text:a><text:span text:style-name="T4"> </text:span><text:a xlink:type="simple" xlink:href="https://www.cpomagazine.com/data-protection/google-and-facebook-hit-with-fines-over-dark-patterns-allegedly-misleading-users-into-cookie-consent/" text:style-name="Internet_20_link" text:visited-style-name="Visited_20_Internet_20_Link"><text:span text:style-name="Internet_20_link"><text:span text:style-name="T3">Google and Facebook Hit With Fines Over "Dark Patterns", Allegedly Misleading Users Into Cookie Consent - CPO Magazine</text:span></text:span></text:a><text:span text:style-name="T4"> </text:span><text:a xlink:type="simple" xlink:href="https://dl.acm.org/doi/pdf/10.1145/3319535.3354212" text:style-name="Internet_20_link" text:visited-style-name="Visited_20_Internet_20_Link"><text:span text:style-name="Internet_20_link"><text:span text:style-name="T3">(Un)informed Consent: Studying GDPR Consent Notices in the Field - 3319535.3354212.pdf</text:span></text:span></text:a><text:span text:style-name="T4"> </text:span><text:a xlink:type="simple" xlink:href="https://www.ivir.nl/publicaties/download/EDPL_2017_03.pdf" text:style-name="Internet_20_link" text:visited-style-name="Visited_20_Internet_20_Link"><text:span text:style-name="Internet_20_link"><text:span text:style-name="T3">EDPL_3-2017_Article_Borgesius et al.pdf - EDPL_2017_03.pdf</text:span></text:span></text:a><text:span text:style-name="T4"> </text:span><text:a xlink:type="simple" xlink:href="https://arxiv.org/pdf/2001.02479.pdf" text:style-name="Internet_20_link" text:visited-style-name="Visited_20_Internet_20_Link"><text:span text:style-name="Internet_20_link"><text:span text:style-name="T3">Dark Patterns after the GDPR: Scraping Consent Pop-ups and Demonstrating their Influence - </text:span></text:span></text:a><text:soft-page-break/><text:a xlink:type="simple" xlink:href="https://arxiv.org/pdf/2001.02479.pdf" text:style-name="Internet_20_link" text:visited-style-name="Visited_20_Internet_20_Link"><text:span text:style-name="Internet_20_link"><text:span text:style-name="T3">2001.02479.pdf</text:span></text:span></text:a><text:span text:style-name="T4"> </text:span><text:a xlink:type="simple" xlink:href="https://www.similarweb.com/" text:style-name="Internet_20_link" text:visited-style-name="Visited_20_Internet_20_Link"><text:span text:style-name="Internet_20_link"><text:span text:style-name="T3">Website Traffic - Check and Analyze Any Website | Similarweb</text:span></text:span></text:a><text:span text:style-name="T4"> </text:span><text:a xlink:type="simple" xlink:href="https://www.researchgate.net/publication/343120695_Dark_and_bright_patterns_in_cookie_consent_requests" text:style-name="Internet_20_link" text:visited-style-name="Visited_20_Internet_20_Link"><text:span text:style-name="Internet_20_link"><text:span text:style-name="T3">(PDF) Dark and bright patterns in cookie consent requests</text:span></text:span></text:a><text:span text:style-name="T4"> </text:span><text:a xlink:type="simple" xlink:href="https://arxiv.org/pdf/2104.05750.pdf" text:style-name="Internet_20_link" text:visited-style-name="Visited_20_Internet_20_Link"><text:span text:style-name="Internet_20_link"><text:span text:style-name="T3">2104.05750.pdf</text:span></text:span></text:a><text:span text:style-name="T4"> </text:span><text:a xlink:type="simple" xlink:href="https://arxiv.org/pdf/2103.14956.pdf" text:style-name="Internet_20_link" text:visited-style-name="Visited_20_Internet_20_Link"><text:span text:style-name="Internet_20_link"><text:span text:style-name="T3">Dark Patterns in the Interaction with Cookie BannersDark Patterns in the Interaction with Cookie Banners - 2103.14956.pdf</text:span></text:span></text:a><text:span text:style-name="T4"> </text:span><text:a xlink:type="simple" xlink:href="https://www.ieee-security.org/TC/SPW2021/ConPro/papers/rosca-conpro21.pdf" text:style-name="Internet_20_link" text:visited-style-name="Visited_20_Internet_20_Link"><text:span text:style-name="Internet_20_link"><text:span text:style-name="T3">rosca-conpro21.pdf</text:span></text:span></text:a></text:p>
      <text:p text:style-name="Standard"><text:a xlink:type="simple" xlink:href="https://github.com/cavi-au/Consent-O-Matic" text:style-name="Internet_20_link" text:visited-style-name="Visited_20_Internet_20_Link"><text:span text:style-name="Internet_20_link"><text:span text:style-name="T1">https://github.com/cavi-au/Consent-O-Matic</text:span></text:span></text:a></text:p>
      <text:p text:style-name="Standard"><text:a xlink:type="simple" xlink:href="https://github.com/openwpm/OpenWPM" text:style-name="Internet_20_link" text:visited-style-name="Visited_20_Internet_20_Link"><text:span text:style-name="Internet_20_link"><text:span text:style-name="T1">https://github.com/openwpm/OpenWPM</text:span></text:span></text:a></text:p>
      <text:p text:style-name="Standard"><text:a xlink:type="simple" xlink:href="https://github.com/marty90/priv-accept" text:style-name="Internet_20_link" text:visited-style-name="Visited_20_Internet_20_Link"><text:span text:style-name="Internet_20_link"><text:span text:style-name="T1">https://github.com/marty90/priv-accept</text:span></text:span></text:a></text:p>
      <text:p text:style-name="Standard"><text:a xlink:type="simple" xlink:href="https://github.com/duckduckgo/tracker-radar-collector" text:style-name="Internet_20_link" text:visited-style-name="Visited_20_Internet_20_Link"><text:span text:style-name="Internet_20_link"><text:span text:style-name="T1">https://github.com/duckduckgo/tracker-radar-collector</text:span></text:span></text:a></text:p>
      <text:p text:style-name="Standard"><text:a xlink:type="simple" xlink:href="https://edpb.europa.eu/system/files/2023-01/edpb_20230118_report_cookie_banner_taskforce_en.pdf" text:style-name="Internet_20_link" text:visited-style-name="Visited_20_Internet_20_Link"><text:span text:style-name="Internet_20_link"><text:span text:style-name="T5">https://edpb.europa.eu/system/files/2023-01/edpb_20230118_report_cookie_banner_taskforce_en.pdf</text:span></text:span></text:a></text:p>
      <text:p text:style-name="Standard"><text:span text:style-name="Kop_20_1_20_Char"><text:span text:style-name="T1">Timeline:</text:span></text:span><text:span text:style-name="T1"><text:line-break/>Week:</text:span></text:p>
      <text:p text:style-name="P8">37 Finish project proposal</text:p>
      <text:p text:style-name="P8">38 Theoretical framework &amp; literature </text:p>
      <text:p text:style-name="P8">39 Theoretical framework &amp; literature</text:p>
      <text:p text:style-name="P8">40 Develop crawler</text:p>
      <text:p text:style-name="P8">41 Develop crawler</text:p>
      <text:p text:style-name="P8">42 Develop crawler</text:p>
      <text:p text:style-name="P8">43 Develop crawler</text:p>
      <text:p text:style-name="P8">44 Run crawler &amp; collect data</text:p>
      <text:p text:style-name="P8">45 Analyze data</text:p>
      <text:p text:style-name="P8">46 Analyze data</text:p>
      <text:p text:style-name="P8">47 Analyze data</text:p>
      <text:p text:style-name="P8">48 Analyze data</text:p>
      <text:p text:style-name="P8">49 Write thesis</text:p>
      <text:p text:style-name="P8">50 Write thesis</text:p>
      <text:p text:style-name="P8">51 Write thesis</text:p>
      <text:p text:style-name="P8">52 Write thesis</text:p>
      <text:p text:style-name="P8">1 Buffer?</text:p>
      <text:p text:style-name="P8">2 Buffer?</text:p>
      <text:p text:style-name="P8">3 Buffer?</text:p>
      <text:p text:style-name="Standard"/>
      <text:p text:style-name="P2">Manually make reject words list ~100 websites</text:p>
      <text:p text:style-name="P2">Add accept words as well</text:p>
      <text:p text:style-name="P2"><text:soft-page-break/>iframe support</text:p>
      <text:p text:style-name="P2">determine countries (ireland, germany france <text:span text:style-name="T6">require</text:span> <text:span text:style-name="T6">reject button. </text:span>nl <text:span text:style-name="T6">not sure</text:span>)</text:p>
      <text:p text:style-name="P3">autoconsent, clone repo and fill deny word list</text:p>
      <text:p text:style-name="P4">february 7th master thesis defense 13:3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nl" fo:country="NL" style:letter-kerning="fals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nl" fo:country="NL"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Standard" style:next-style-name="Standard" loext:linked-style-name="Kop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Heading_20_2" style:display-name="Heading 2" style:family="paragraph" style:parent-style-name="Standard" style:next-style-name="Standard" loext:linked-style-name="Kop_20_2_20_Char"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Noto Sans Arabic UI" style:font-family-complex="'Noto Sans Arabic UI'" style:font-family-generic-complex="system" style:font-pitch-complex="variable" style:font-size-complex="13pt"/>
    </style:style>
    <style:style style:name="Title" style:family="paragraph" style:parent-style-name="Standard" style:next-style-name="Standard" loext:linked-style-name="Titel_20_Char"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Default_20_Paragraph_20_Font" style:display-name="Default Paragraph Font" style:family="text"/>
    <style:style style:name="Titel_20_Char" style:display-name="Titel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Kop_20_1_20_Char" style:display-name="Kop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Kop_20_2_20_Char" style:display-name="Kop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Noto Sans Arabic UI" style:font-family-complex="'Noto Sans Arabic UI'" style:font-family-generic-complex="system" style:font-pitch-complex="variable" style:font-size-complex="13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opmeiners, G.F. (Gijs)</meta:initial-creator>
    <meta:editing-cycles>13</meta:editing-cycles>
    <meta:creation-date>2022-09-05T15:01:00</meta:creation-date>
    <dc:date>2023-02-21T19:21:46.954001226</dc:date>
    <meta:generator>LibreOffice/7.3.7.2$Linux_X86_64 LibreOffice_project/30$Build-2</meta:generator>
    <meta:editing-duration>P3DT23H49M7S</meta:editing-duration>
    <meta:document-statistic meta:table-count="0" meta:image-count="0" meta:object-count="0" meta:page-count="3" meta:paragraph-count="47" meta:word-count="497" meta:character-count="3387" meta:non-whitespace-character-count="2934"/>
    <meta:user-defined meta:name="AppVersion">16.0000</meta:user-defined>
    <meta:user-defined meta:name="ContentTypeId">0x0101006B062CC20D7C454982B91FB87BC3457C</meta:user-defined>
    <meta:template xlink:type="simple" xlink:actuate="onRequest" xlink:title="Normal.dotm" xlink:href=""/>
  </office:meta>
</office:document-meta>
</file>